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include &lt;stdio.h&gt;</text:p>
      <text:p text:style-name="Standard">#include &lt;stdlib.h&gt;</text:p>
      <text:p text:style-name="Standard">#include &lt;math.h&gt;</text:p>
      <text:p text:style-name="Standard"/>
      <text:p text:style-name="Standard">#define WIDTH 80</text:p>
      <text:p text:style-name="Standard">#define HEIGHT 25</text:p>
      <text:p text:style-name="Standard">#define CELL 'o'</text:p>
      <text:p text:style-name="Standard">#define DEAD_CELL ' '</text:p>
      <text:p text:style-name="Standard"/>
      <text:p text:style-name="Standard"/>
      <text:p text:style-name="Standard"/>
      <text:p text:style-name="Standard">int main() {</text:p>
      <text:p text:style-name="Standard"/>
      <text:p text:style-name="Standard"/>
      <text:p text:style-name="Standard"><text:s text:c="4"/>return 0;</text:p>
      <text:p text:style-name="Standard">}</text:p>
      <text:p text:style-name="Standard"/>
      <text:p text:style-name="Standard"/>
      <text:p text:style-name="Standard">//очистка поля</text:p>
      <text:p text:style-name="Standard">void clear_matrix(char** field, int width, int height) {</text:p>
      <text:p text:style-name="Standard"><text:s text:c="4"/>for (int row = 0; row &lt; height; row++) {</text:p>
      <text:p text:style-name="Standard"><text:s text:c="8"/>for (int col = 0; col &lt; width; col++) {</text:p>
      <text:p text:style-name="Standard"><text:s text:c="12"/>field[row][col] = DEAD_CELL;</text:p>
      <text:p text:style-name="Standard"><text:s text:c="8"/>}</text:p>
      <text:p text:style-name="Standard"><text:s text:c="4"/>}</text:p>
      <text:p text:style-name="Standard">}</text:p>
      <text:p text:style-name="Standard"/>
      <text:p text:style-name="Standard">void clear_field(char** field) {</text:p>
      <text:p text:style-name="Standard"><text:s text:c="4"/>clear_matrix(field, WIDTH, HEIGHT);</text:p>
      <text:p text:style-name="Standard"><text:s text:c="4"/>for (int row = 0; row &lt; HEIGHT; row++) {</text:p>
      <text:p text:style-name="Standard"><text:s text:c="8"/>field[row][WIDTH] = '\0';</text:p>
      <text:p text:style-name="Standard"><text:s text:c="4"/>}</text:p>
      <text:p text:style-name="Standard">}</text:p>
      <text:p text:style-name="Standard"/>
      <text:p text:style-name="Standard">char** get_five();//Stasy: глобальные перем должны объявляться в main</text:p>
      <text:p text:style-name="Standard">char** get_house();</text:p>
      <text:p text:style-name="Standard">char** get_glider();</text:p>
      <text:p text:style-name="Standard">char** get_frog();</text:p>
      <text:p text:style-name="Standard">char** get_spaceshipL();</text:p>
      <text:p text:style-name="Standard">void add_figure(char** field, char** figure, int x0, int y0);//Stasy: в main</text:p>
      <text:p text:style-name="Standard"/>
      <text:p text:style-name="Standard">void init_world(char** field) {</text:p>
      <text:p text:style-name="Standard"><text:s text:c="4"/>clear_field(field);</text:p>
      <text:p text:style-name="Standard"/>
      <text:p text:style-name="Standard"><text:s text:c="4"/>char** figure;</text:p>
      <text:p text:style-name="Standard"/>
      <text:p text:style-name="Standard"><text:s text:c="4"/>figure = get_glider();</text:p>
      <text:p text:style-name="Standard"><text:s text:c="4"/>add_figure(field, figure, 14, 13);</text:p>
      <text:p text:style-name="Standard"><text:s text:c="4"/>free(figure);</text:p>
      <text:p text:style-name="Standard"/>
      <text:p text:style-name="Standard"><text:s text:c="4"/>figure = get_house();</text:p>
      <text:p text:style-name="Standard"><text:s text:c="4"/>add_figure(field, figure, WIDTH / 2, HEIGHT / 2);</text:p>
      <text:p text:style-name="Standard"><text:soft-page-break/><text:s text:c="4"/>free(figure);</text:p>
      <text:p text:style-name="Standard"/>
      <text:p text:style-name="Standard"><text:s text:c="4"/>figure = get_five();</text:p>
      <text:p text:style-name="Standard"><text:s text:c="4"/>add_figure(field, figure, WIDTH, HEIGHT);</text:p>
      <text:p text:style-name="Standard"><text:s text:c="4"/>free(figure);</text:p>
      <text:p text:style-name="Standard">}</text:p>
      <text:p text:style-name="Standard"/>
      <text:p text:style-name="Standard">int correctX(int x) {</text:p>
      <text:p text:style-name="Standard"><text:s text:c="4"/>if (x &lt; 0) return x += WIDTH;</text:p>
      <text:p text:style-name="Standard"><text:s text:c="4"/>if (x &gt;= WIDTH) return x -= WIDTH;</text:p>
      <text:p text:style-name="Standard"><text:s text:c="4"/>return x;</text:p>
      <text:p text:style-name="Standard">}</text:p>
      <text:p text:style-name="Standard"/>
      <text:p text:style-name="Standard">int correctY(int y) {</text:p>
      <text:p text:style-name="Standard"><text:s text:c="4"/>if (y &lt; 0) return y += HEIGHT;</text:p>
      <text:p text:style-name="Standard"><text:s text:c="4"/>if (y &gt;= HEIGHT) return y -= HEIGHT;</text:p>
      <text:p text:style-name="Standard"><text:s text:c="4"/>return y;</text:p>
      <text:p text:style-name="Standard">}</text:p>
      <text:p text:style-name="Standard"/>
      <text:p text:style-name="Standard">int get_count_of_neighbors(char** field, int x0, int y0) {</text:p>
      <text:p text:style-name="Standard"><text:s text:c="4"/>int count = 0;</text:p>
      <text:p text:style-name="Standard"><text:s text:c="4"/>int x, y;</text:p>
      <text:p text:style-name="Standard"><text:s text:c="4"/>for (int phi = 0; phi &lt; 360; phi += 45) {</text:p>
      <text:p text:style-name="Standard"><text:s text:c="8"/>x = round(cos(phi * 3.14159265 / 180));</text:p>
      <text:p text:style-name="Standard"><text:s text:c="8"/>y = round(sin(phi * 3.14159265 / 180));</text:p>
      <text:p text:style-name="Standard"/>
      <text:p text:style-name="Standard"><text:s text:c="8"/>if (field[correctY(y0 + y)][correctX(x0 + x)] == CELL) {</text:p>
      <text:p text:style-name="Standard"><text:s text:c="12"/>count += 1;</text:p>
      <text:p text:style-name="Standard"><text:s text:c="8"/>}</text:p>
      <text:p text:style-name="Standard"><text:s text:c="8"/>// if (y0 == 16 &amp;&amp; x0 == 14) {</text:p>
      <text:p text:style-name="Standard"><text:s text:c="8"/>// <text:s text:c="4"/>printf("%d:%d - %d, x = %d, y = %d\n", y0 + y, x + x0, count, x, y);</text:p>
      <text:p text:style-name="Standard"><text:s text:c="8"/>// }</text:p>
      <text:p text:style-name="Standard"><text:s text:c="4"/>}</text:p>
      <text:p text:style-name="Standard"><text:s text:c="4"/>// if (count)</text:p>
      <text:p text:style-name="Standard"><text:s text:c="4"/>// <text:s text:c="3"/>printf("%d:%d - %d neighbors\n", y0, x0, count);</text:p>
      <text:p text:style-name="Standard"><text:s text:c="4"/>return count;</text:p>
      <text:p text:style-name="Standard">}</text:p>
      <text:p text:style-name="Standard"/>
      <text:p text:style-name="Standard">void dead_or_life(char** field, int x, int y, int neighbors) {</text:p>
      <text:p text:style-name="Standard"><text:s text:c="4"/>if (neighbors &lt; 2) field[y][x] = DEAD_CELL;</text:p>
      <text:p text:style-name="Standard"><text:s text:c="4"/>else if (neighbors &gt; 3) field[y][x] = DEAD_CELL;</text:p>
      <text:p text:style-name="Standard">}</text:p>
      <text:p text:style-name="Standard"/>
      <text:p text:style-name="Standard">void copy_matrix(char** source, char** destination) {</text:p>
      <text:p text:style-name="Standard"><text:s text:c="4"/>for (int row = 0; row &lt; HEIGHT; row++) { <text:s/>// Записываем предыдущее состояние поля</text:p>
      <text:p text:style-name="Standard"><text:s text:c="8"/>for (int col = 0; col &lt; WIDTH; col++) {</text:p>
      <text:p text:style-name="Standard"><text:s text:c="12"/>destination[row][col] = source[row][col];</text:p>
      <text:p text:style-name="Standard"><text:s text:c="8"/>}</text:p>
      <text:p text:style-name="Standard"><text:s text:c="4"/>}</text:p>
      <text:p text:style-name="Standard">}</text:p>
      <text:p text:style-name="Standard"/>
      <text:p text:style-name="Standard"><text:soft-page-break/>// Любая живая клетка с менее чем двумя живыми соседями умирает, как будто от недонаселения.</text:p>
      <text:p text:style-name="Standard">// Любая живая клетка с двумя или тремя живыми соседями доживает до следующего поколения.</text:p>
      <text:p text:style-name="Standard">// Любая живая клетка с более чем тремя живыми соседями умирает, как будто от перенаселения.</text:p>
      <text:p text:style-name="Standard">// Любая мертвая клетка с ровно тремя живыми соседями становится живой клеткой,</text:p>
      <text:p text:style-name="Standard">// как бы в результате размножения.</text:p>
      <text:p text:style-name="Standard">void update_world(char** field) {</text:p>
      <text:p text:style-name="Standard"><text:s text:c="4"/>char** field2;</text:p>
      <text:p text:style-name="Standard"><text:s text:c="4"/>field2 = calloc_matrix(WIDTH + 1, HEIGHT); <text:s/>// Выделяем пямять для предыдущего состояния</text:p>
      <text:p text:style-name="Standard"><text:s text:c="4"/>copy_matrix(field, field2);</text:p>
      <text:p text:style-name="Standard"/>
      <text:p text:style-name="Standard"><text:s text:c="4"/>int neighbors;</text:p>
      <text:p text:style-name="Standard"><text:s text:c="4"/>for (int row = 0; row &lt; HEIGHT; row++) {</text:p>
      <text:p text:style-name="Standard"><text:s text:c="8"/>for (int col = 0; col &lt; WIDTH; col++) {</text:p>
      <text:p text:style-name="Standard"><text:s text:c="12"/>neighbors = get_count_of_neighbors(field2, col, row); <text:s/>// Считываем соседей в старой конфигурации</text:p>
      <text:p text:style-name="Standard"><text:s text:c="12"/>if (field2[row][col] == CELL) <text:s/>// считываем живых в старом состоянии</text:p>
      <text:p text:style-name="Standard"><text:s text:c="16"/>dead_or_life(field, col, row, neighbors); <text:s/>// убиваем клетки в новом состоянии</text:p>
      <text:p text:style-name="Standard"><text:s text:c="12"/>if (neighbors == 3)</text:p>
      <text:p text:style-name="Standard"><text:s text:c="16"/>field[row][col] = CELL; <text:s/>// оставляем в живых в новом состоянии согласно старому состоянию</text:p>
      <text:p text:style-name="Standard"><text:s text:c="8"/>}</text:p>
      <text:p text:style-name="Standard"><text:s text:c="4"/>}</text:p>
      <text:p text:style-name="Standard"/>
      <text:p text:style-name="Standard"><text:s text:c="4"/>free(field2); <text:s/>// очищаем память</text:p>
      <text:p text:style-name="Standard">}</text:p>
      <text:p text:style-name="Standard"/>
      <text:p text:style-name="Standard">void draw_world(char** field) {</text:p>
      <text:p text:style-name="Standard"><text:s text:c="4"/>printf("\e[1;1H\e[2J");</text:p>
      <text:p text:style-name="Standard"><text:s text:c="4"/>for (int row = 0; row &lt; HEIGHT; row++) {</text:p>
      <text:p text:style-name="Standard"><text:s text:c="8"/>printf("%s\n", field[row]);</text:p>
      <text:p text:style-name="Standard"><text:s text:c="4"/>}</text:p>
      <text:p text:style-name="Standard">}</text:p>
      <text:p text:style-name="Standard"/>
      <text:p text:style-name="Standard">int input() {</text:p>
      <text:p text:style-name="Standard"><text:s text:c="4"/>char button;</text:p>
      <text:p text:style-name="Standard"><text:s text:c="4"/>int rtn = 0;</text:p>
      <text:p text:style-name="Standard"><text:s text:c="4"/>if (scanf("%c", &amp;button) == EOF) rtn = 2; <text:s/>// ловим нажатие Ctrl + D</text:p>
      <text:p text:style-name="Standard"><text:s text:c="4"/>if (button == ' ') rtn = 1; <text:s/>// ход выполняется только при вводе пробела</text:p>
      <text:p text:style-name="Standard"><text:s text:c="4"/>return rtn;</text:p>
      <text:p text:style-name="Standard">}</text:p>
      <text:p text:style-name="Standard"/>
      <text:p text:style-name="Standard">char** calloc_matrix(int width, int height) {</text:p>
      <text:p text:style-name="Standard"><text:s text:c="4"/>char** matrix = (char**) calloc(height + width * height, sizeof(char*));</text:p>
      <text:p text:style-name="Standard"><text:s text:c="4"/>char* arrays = (char*) (matrix + height);</text:p>
      <text:p text:style-name="Standard"><text:s text:c="4"/>for (int row = 0; row &lt; height; row++) {</text:p>
      <text:p text:style-name="Standard"><text:s text:c="8"/>matrix[row] = &amp;arrays[row * width];</text:p>
      <text:p text:style-name="Standard"><text:s text:c="4"/>}</text:p>
      <text:p text:style-name="Standard"><text:s text:c="4"/>return matrix;</text:p>
      <text:p text:style-name="Standard"><text:soft-page-break/>}</text:p>
      <text:p text:style-name="Standard"/>
      <text:p text:style-name="Standard">#define FIGURES_SIZE 5 //Stasy поднять наверх</text:p>
      <text:p text:style-name="Standard"/>
      <text:p text:style-name="Standard">void add_figure(char** field, char** figure, int x0, int y0) {</text:p>
      <text:p text:style-name="Standard"><text:s text:c="4"/>int x, y;</text:p>
      <text:p text:style-name="Standard"><text:s text:c="4"/>for (int i = 0; i &lt; FIGURES_SIZE; i++) {</text:p>
      <text:p text:style-name="Standard"><text:s text:c="8"/>for (int j = 0; j &lt; FIGURES_SIZE; j++) {</text:p>
      <text:p text:style-name="Standard"><text:s text:c="12"/>x = correctX(x0 + j);</text:p>
      <text:p text:style-name="Standard"><text:s text:c="12"/>y = correctY(y0 + i);</text:p>
      <text:p text:style-name="Standard"><text:s text:c="12"/>field[y][x] = figure[i][j];</text:p>
      <text:p text:style-name="Standard"><text:s text:c="8"/>}</text:p>
      <text:p text:style-name="Standard"><text:s text:c="4"/>}</text:p>
      <text:p text:style-name="Standard">}</text:p>
      <text:p text:style-name="Standard"/>
      <text:p text:style-name="Standard">// !!! Выделяется память !!! Не забыть очистить после исползования функций !!!</text:p>
      <text:p text:style-name="Standard">char** get_glider() {</text:p>
      <text:p text:style-name="Standard"><text:s text:c="4"/>char** glider = calloc_matrix(FIGURES_SIZE, FIGURES_SIZE);</text:p>
      <text:p text:style-name="Standard"><text:s text:c="4"/>clear_matrix(glider, FIGURES_SIZE, FIGURES_SIZE);</text:p>
      <text:p text:style-name="Standard"><text:s text:c="4"/>glider[0][1] = CELL;</text:p>
      <text:p text:style-name="Standard"><text:s text:c="4"/>glider[1][2] = CELL;</text:p>
      <text:p text:style-name="Standard"><text:s text:c="4"/>glider[2][0] = CELL;</text:p>
      <text:p text:style-name="Standard"><text:s text:c="4"/>glider[2][1] = CELL;</text:p>
      <text:p text:style-name="Standard"><text:s text:c="4"/>glider[2][2] = CELL;</text:p>
      <text:p text:style-name="Standard"><text:s text:c="4"/>return glider;</text:p>
      <text:p text:style-name="Standard">}</text:p>
      <text:p text:style-name="Standard"/>
      <text:p text:style-name="Standard">char** get_house() {</text:p>
      <text:p text:style-name="Standard"><text:s text:c="4"/>char** house = calloc_matrix(FIGURES_SIZE, FIGURES_SIZE);</text:p>
      <text:p text:style-name="Standard"><text:s text:c="4"/>clear_matrix(house, FIGURES_SIZE, FIGURES_SIZE);</text:p>
      <text:p text:style-name="Standard"/>
      <text:p text:style-name="Standard"><text:s text:c="4"/>house[0][1] = CELL;</text:p>
      <text:p text:style-name="Standard"><text:s text:c="4"/>house[1][0] = CELL;</text:p>
      <text:p text:style-name="Standard"><text:s text:c="4"/>house[1][1] = CELL;</text:p>
      <text:p text:style-name="Standard"><text:s text:c="4"/>house[1][2] = CELL;</text:p>
      <text:p text:style-name="Standard"/>
      <text:p text:style-name="Standard"><text:s text:c="4"/>return house;</text:p>
      <text:p text:style-name="Standard">}</text:p>
      <text:p text:style-name="Standard"/>
      <text:p text:style-name="Standard">char** get_five() {</text:p>
      <text:p text:style-name="Standard"><text:s text:c="4"/>char** five = calloc_matrix(FIGURES_SIZE, FIGURES_SIZE);</text:p>
      <text:p text:style-name="Standard"><text:s text:c="4"/>clear_matrix(five, FIGURES_SIZE, FIGURES_SIZE);</text:p>
      <text:p text:style-name="Standard"/>
      <text:p text:style-name="Standard"><text:s text:c="4"/>five[0][1] = CELL;</text:p>
      <text:p text:style-name="Standard"><text:s text:c="4"/>five[0][2] = CELL;</text:p>
      <text:p text:style-name="Standard"><text:s text:c="4"/>five[1][0] = CELL;</text:p>
      <text:p text:style-name="Standard"><text:s text:c="4"/>five[1][1] = CELL;</text:p>
      <text:p text:style-name="Standard"><text:s text:c="4"/>five[2][1] = CELL;</text:p>
      <text:p text:style-name="Standard"/>
      <text:p text:style-name="Standard"><text:s text:c="4"/>return five;</text:p>
      <text:p text:style-name="Standard">}</text:p>
      <text:p text:style-name="Standard"/>
      <text:p text:style-name="Standard"><text:soft-page-break/>char** get_frog() {</text:p>
      <text:p text:style-name="Standard"><text:s text:c="4"/>char** frog = calloc_matrix(FIGURES_SIZE, FIGURES_SIZE);</text:p>
      <text:p text:style-name="Standard"><text:s text:c="4"/>clear_matrix(frog, FIGURES_SIZE, FIGURES_SIZE);</text:p>
      <text:p text:style-name="Standard"/>
      <text:p text:style-name="Standard"><text:s text:c="4"/>frog[0][1] = CELL;</text:p>
      <text:p text:style-name="Standard"><text:s text:c="4"/>frog[0][2] = CELL;</text:p>
      <text:p text:style-name="Standard"><text:s text:c="4"/>frog[0][3] = CELL;</text:p>
      <text:p text:style-name="Standard"><text:s text:c="4"/>frog[1][0] = CELL;</text:p>
      <text:p text:style-name="Standard"><text:s text:c="4"/>frog[1][1] = CELL;</text:p>
      <text:p text:style-name="Standard"><text:s text:c="4"/>frog[1][2] = CELL;</text:p>
      <text:p text:style-name="Standard"/>
      <text:p text:style-name="Standard"><text:s text:c="4"/>return frog;</text:p>
      <text:p text:style-name="Standard">}</text:p>
      <text:p text:style-name="Standard"/>
      <text:p text:style-name="Standard">char** get_spaceshipL() {</text:p>
      <text:p text:style-name="Standard"><text:s text:c="4"/>char** spaceshipL = calloc_matrix(FIGURES_SIZE, FIGURES_SIZE);</text:p>
      <text:p text:style-name="Standard"><text:s text:c="4"/>clear_matrix(spaceshipL, FIGURES_SIZE, FIGURES_SIZE);</text:p>
      <text:p text:style-name="Standard"/>
      <text:p text:style-name="Standard"><text:s text:c="4"/>spaceshipL[0][3] = CELL;</text:p>
      <text:p text:style-name="Standard"><text:s text:c="4"/>spaceshipL[1][4] = CELL;</text:p>
      <text:p text:style-name="Standard"><text:s text:c="4"/>spaceshipL[2][0] = CELL;</text:p>
      <text:p text:style-name="Standard"><text:s text:c="4"/>spaceshipL[2][4] = CELL;</text:p>
      <text:p text:style-name="Standard"><text:s text:c="4"/>spaceshipL[3][1] = CELL;</text:p>
      <text:p text:style-name="Standard"><text:s text:c="4"/>spaceshipL[3][2] = CELL;</text:p>
      <text:p text:style-name="Standard"><text:s text:c="4"/>spaceshipL[3][3] = CELL;</text:p>
      <text:p text:style-name="Standard"><text:s text:c="4"/>spaceshipL[3][4] = CELL;</text:p>
      <text:p text:style-name="Standard"/>
      <text:p text:style-name="Standard"><text:s text:c="4"/>return spaceshipL;</text:p>
      <text:p text:style-name="Standard">}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01T15:58:54.969000000</meta:creation-date>
    <dc:date>2025-06-01T15:59:35.597000000</dc:date>
    <meta:editing-duration>PT41S</meta:editing-duration>
    <meta:editing-cycles>1</meta:editing-cycles>
    <meta:document-statistic meta:table-count="0" meta:image-count="0" meta:object-count="0" meta:page-count="5" meta:paragraph-count="188" meta:word-count="837" meta:character-count="5895" meta:non-whitespace-character-count="4546"/>
    <meta:generator>LibreOffice/24.8.6.2$Windows_X86_64 LibreOffice_project/6d98ba145e9a8a39fc57bcc76981d1fb1316c60c</meta:generator>
  </office:meta>
</office:document-meta>
</file>